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7aa12c" officeooo:paragraph-rsid="0007323e"/>
    </style:style>
    <style:style style:name="P2" style:family="paragraph" style:parent-style-name="Standard">
      <style:text-properties officeooo:rsid="0083b966" officeooo:paragraph-rsid="0007323e"/>
    </style:style>
    <style:style style:name="P3" style:family="paragraph" style:parent-style-name="Standard">
      <style:text-properties officeooo:rsid="007aa12c" officeooo:paragraph-rsid="0007323e"/>
    </style:style>
    <style:style style:name="P4" style:family="paragraph" style:parent-style-name="Standard">
      <style:text-properties officeooo:rsid="007b072f" officeooo:paragraph-rsid="0007323e"/>
    </style:style>
    <style:style style:name="P5" style:family="paragraph" style:parent-style-name="Standard">
      <style:text-properties officeooo:rsid="007ce959" officeooo:paragraph-rsid="0007323e"/>
    </style:style>
    <style:style style:name="P6" style:family="paragraph" style:parent-style-name="Standard">
      <style:text-properties style:font-name="Dudu Cyryllic" officeooo:rsid="007ce959" officeooo:paragraph-rsid="0007323e"/>
    </style:style>
    <style:style style:name="P7" style:family="paragraph" style:parent-style-name="Standard">
      <style:text-properties style:font-name="Liberation Serif" fo:font-style="italic" officeooo:rsid="007ce959" officeooo:paragraph-rsid="0007323e" style:font-style-asian="italic" style:font-style-complex="italic"/>
    </style:style>
    <style:style style:name="P8" style:family="paragraph" style:parent-style-name="Standard">
      <style:text-properties officeooo:rsid="007cf371" officeooo:paragraph-rsid="0007323e"/>
    </style:style>
    <style:style style:name="P9" style:family="paragraph" style:parent-style-name="Standard">
      <style:text-properties officeooo:rsid="007e5998" officeooo:paragraph-rsid="0007323e"/>
    </style:style>
    <style:style style:name="P10" style:family="paragraph" style:parent-style-name="Standard">
      <style:text-properties officeooo:rsid="007fea55" officeooo:paragraph-rsid="0007323e"/>
    </style:style>
    <style:style style:name="P11" style:family="paragraph" style:parent-style-name="Standard">
      <style:text-properties officeooo:rsid="00827297" officeooo:paragraph-rsid="0007323e"/>
    </style:style>
    <style:style style:name="T1" style:family="text">
      <style:text-properties officeooo:rsid="01be2b89"/>
    </style:style>
    <style:style style:name="T2" style:family="text">
      <style:text-properties officeooo:rsid="014638f2"/>
    </style:style>
    <style:style style:name="T3" style:family="text">
      <style:text-properties officeooo:rsid="007b072f"/>
    </style:style>
    <style:style style:name="T4" style:family="text">
      <style:text-properties officeooo:rsid="035aa34c"/>
    </style:style>
    <style:style style:name="T5" style:family="text">
      <style:text-properties officeooo:rsid="0079306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7cfadf"/>
    </style:style>
    <style:style style:name="T8" style:family="text">
      <style:text-properties officeooo:rsid="007cf371"/>
    </style:style>
    <style:style style:name="T9" style:family="text">
      <style:text-properties officeooo:rsid="035b5c1e"/>
    </style:style>
    <style:style style:name="T10" style:family="text">
      <style:text-properties officeooo:rsid="007fea55"/>
    </style:style>
    <style:style style:name="T11" style:family="text">
      <style:text-properties officeooo:rsid="00815361"/>
    </style:style>
    <style:style style:name="T12" style:family="text">
      <style:text-properties officeooo:rsid="01464a54"/>
    </style:style>
    <style:style style:name="T13" style:family="text">
      <style:text-properties officeooo:rsid="0083b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Проезжая трамваем «тройка» вдоль улицы Первомайской, я всё лето отслеживал рост конопли во дворе Батюка и верил, надеялся, мечтал — а вдруг окажется такой же сорт, как тогда у Рабентуса?</text:p>
      <text:p text:style-name="P3"/>
      <text:p text:style-name="P3">Батюк когда-то был легендой и образцом для юношества не только Посёлка, но и <text:span text:style-name="T1"><text:s/></text:span>города.</text:p>
      <text:p text:style-name="P3">Все знали Батюка, которому плевать на вс<text:span text:style-name="T1">ех</text:span> <text:span text:style-name="T1">гаишников</text:span> с милицией впридачу. Им его не догнать и не оштрафовать за езду на мотоцикле без шлема, в одних трепещущих под ветром патлах.</text:p>
      <text:p text:style-name="P3">Кто сказал, что пьяный? А ты догони, проверь!</text:p>
      <text:p text:style-name="P3">Облаву на него устроили на Зеленчаке, так он скакнул <text:span text:style-name="T2">на <text:s/>своей «яве» </text:span>меж тополей и <text:span text:style-name="T2">укатил </text:span>по <text:span text:style-name="T2">одной </text:span>трамвайной рельсе.</text:p>
      <text:p text:style-name="P3">Слово «байкер» притащилось в Конотоп намного позже — у нас был Батюк.</text:p>
      <text:p text:style-name="P3">И вдруг весть, сотрясшая хлопцев как Вавилонскую башню — Батюк погиб!</text:p>
      <text:p text:style-name="P3">- Да, не — живой! В хирургическом.</text:p>
      <text:p text:style-name="P3">А скорость была всего 60, правда, автобус навстречу тоже ехал, когда Батюк втаранился бесшлемной головой ему в радиатор.</text:p>
      <text:p text:style-name="P3">- <text:span text:style-name="T3">Ото ж, хлопцы! Шлём нужная вещь — потом мозги соскребать не надо; всё в шлёме аккуратно остаётся.</text:span></text:p>
      <text:p text:style-name="P3"/>
      <text:p text:style-name="P4">Батюк выжил, <text:span text:style-name="T1">вот </text:span>только сшитое из лоскутков лицо стало клетчатым. </text:p>
      <text:p text:style-name="P4">Мотоцикл у него отобрали и права тоже. С тех пор так и не выдают.</text:p>
      <text:p text:style-name="P4">В знак протеста он облысел. </text:p>
      <text:p text:style-name="P4">Устроился куда-то грузчиком. Вобщем, Батюк уже не легенда.</text:p>
      <text:p text:style-name="P4">Правда, мопед купил. Обделал <text:span text:style-name="T4">его </text:span>по самое «не балýйся» <text:span text:style-name="T5">— </text:span>ветровое стекло, зеркала заднего вида, висюльки там всякие; все дела. Седло под длинным белым мехом.</text:p>
      <text:p text:style-name="P4">И, что примечательно, на мопед без шлёма не садится. </text:p>
      <text:p text:style-name="P4">Мотоциклетный шлём, <text:span text:style-name="T1">и </text:span>тоже белый.</text:p>
      <text:p text:style-name="P4"/>
      <text:p text:style-name="P4">Теперь спрашивается — <text:span text:style-name="T2">вот </text:span>пойду я бомбан<text:span text:style-name="T2">ý</text:span>ть его коноплю, а он вдруг выскочит — откуда мне знать что у него под тем белым шлёмом осталось?</text:p>
      <text:p text:style-name="P4"><text:span text:style-name="T1">Так что</text:span>, Славика я тоже привёз, раз уж м<text:span text:style-name="T4">é</text:span>ста на всех хватает.</text:p>
      <text:p text:style-name="P4">Когда уже хорошо стемнело, мы с ним вышли.</text:p>
      <text:p text:style-name="P4"><text:span text:style-name="T6"><text:tab/><text:tab/><text:tab/>Раз пошли на дело — я и Рабинович..</text:span>.</text:p>
      <text:p text:style-name="P4"/>
      <text:p text:style-name="P4">Ира очень нервничала и попросила запереть её в летней комнате.</text:p>
      <text:p text:style-name="P4">- В чём проблема? Изнутри запрись.</text:p>
      <text:p text:style-name="P4">- Нет — ты.</text:p>
      <text:p text:style-name="P5">Ну, запер снаружи и ключ ей обратно через форточку отдал — неизвестно ж когда вернёмся...</text:p>
      <text:p text:style-name="P6"/>
      <text:p text:style-name="P7"><text:span text:style-name="T2">(...в</text:span>сё-таки, много чего я никогда, <text:span text:style-name="T7">наверно,</text:span> так и не смогу понять...<text:span text:style-name="T2">)</text:span></text:p>
      <text:p text:style-name="P7"/>
      <text:p text:style-name="P5">Когда мы вернулись с добычей, Ира её продегустировала.</text:p>
      <text:p text:style-name="P5">Нет, она даже сигарет не курила, но по запаху травки определяла — «даст», или нет. </text:p>
      <text:p text:style-name="P5">С точностью до 80%.</text:p>
      <text:p text:style-name="P5">Вобщем «батюковка» оказалась из оставшихся 20%; я у себя на плантации <text:span text:style-name="T7">такую </text:span>б<text:span text:style-name="T7"> </text:span>не <text:span text:style-name="T7">сажал</text:span>.</text:p>
      <text:p text:style-name="P5"/>
      <text:p text:style-name="P5">А в Нежине, рядом с мостом через Остёр, что у базарной площади, Славик тоже выявил плантацию. </text:p>
      <text:p text:style-name="P5">Позвал меня, показал — пышные такие красотули, как <text:span text:style-name="T4">в убранстве из </text:span>страусины<text:span text:style-name="T4">х</text:span> перь<text:span text:style-name="T4">ев</text:span>.</text:p>
      <text:p text:style-name="P5"><text:soft-page-break/>Но весь участок высоким забором обнесен, не то, что в Графском парке.</text:p>
      <text:p text:style-name="P5">Ну, пошли мы; а куда денешься — привычка...</text:p>
      <text:p text:style-name="P5">Значит, через забор я перелез и, призрачной походкой краснокожего, приблизился к однолетним деревцам.</text:p>
      <text:p text:style-name="P5">Хата в стороне стоит, не мешает; свет лишь в одном окошке.</text:p>
      <text:p text:style-name="P5">Ну, пусть человек свою телепрограмму смотрит, я не против.</text:p>
      <text:p text:style-name="P5">Но <text:span text:style-name="T2">как </text:span>только я шелестнýл пышными крас<text:span text:style-name="T8">отк</text:span>ами, смотрю — а по земле от хаты такие пульсирующие толчки докатываются «ты-дын! ты-дын!»; и свет <text:span text:style-name="T7">окна </text:span>закрылся силуэтом этой галопирующей собаки Баскервилей.</text:p>
      <text:p text:style-name="P8">Всё решилось в доли мгновенья, причём без меня — инстинктом, заложенным в наш спинной мозг бесчисленными поколениями загрызенных <text:span text:style-name="T9">насмерть </text:span>предков.</text:p>
      <text:p text:style-name="P8">Мне оставалось только наблюдать, как забор скакнул <text:span text:style-name="T9">мне</text:span> навстречу и моя правая толчковая лягнула его верхнюю рейку.</text:p>
      <text:p text:style-name="P8">Где-то невообразимо далеко внизу, возле мерцающей в ночной тьме узкой прожилки Остра, толчком волкодава сотрясся неразличимый уже забор.</text:p>
      <text:p text:style-name="P8">Я покинул верхние слои стратосферы, но на полпути к луне опомнился, что запаса воздуха в лёгких не хватит для возвращения на родную землю.</text:p>
      <text:p text:style-name="P8">Так я не стал «Аполлоном-14»...</text:p>
      <text:p text:style-name="P8">Славика спасло только то, что он успел отбежать от точки моего приземления.</text:p>
      <text:p text:style-name="P8">Потому что среди предков, формировавших наш спинной мозг, немало <text:span text:style-name="T7">кого и расплющили</text:span>.</text:p>
      <text:p text:style-name="P9"/>
      <text:p text:style-name="P9">Четвёртый курс в колхоз не посылали, мы проходили школьную практику, но уже не в городских, а в сельских школах. </text:p>
      <text:p text:style-name="P9">На этот раз вместо отзыва школьного учителя — <text:s/>какие мы замечательные будущие педагоги — которым завершалась практика на третьем курсе, <text:span text:style-name="T10">каждую сборную группу практикантов отдавали под надзор кого-то из преподавателей с кафедры английского языка для оценки нашей профпригодности по результатам практики.</text:span></text:p>
      <text:p text:style-name="P9"/>
      <text:p text:style-name="P10">Око за око, так сказать, ведь мы их тоже оценивали на протяжении четырёх лет.</text:p>
      <text:p text:style-name="P10"><text:span text:style-name="T11">Когда нас, первокурсников, разделили на группы обучения, к</text:span>уратор<text:span text:style-name="T11">ом</text:span> моей <text:span text:style-name="T11">стала Лидия Панова, влюблённая безответной любовью незамужней женщины в замдекана Близнюка, который, в свою очередь, безответно любил свою красавицу-жену.</text:span></text:p>
      <text:p text:style-name="P11">При помощи своей должности он трудоустроил <text:span text:style-name="T12">свою молодую жену </text:span>преподавательницей англофака сразу, как только <text:span text:style-name="T12">та </text:span>получила диплом об окончании НГПИ, но она его бросила и уехала с кем-то <text:span text:style-name="T9">другим </text:span>в Киев.</text:p>
      <text:p text:style-name="P11">Панова, с её гормональными усиками, широкими очками и толстым слоем марафета на лице, не имела шансов окрутить Близнюка, хотя девочки моей группы за неё болели, а сама она затевала с ним разговоры на английском языке, когда Близнюк имел неосторожность пройти под её балконом в пятиэтажке институтских преподавателей в Графском парке, по ту сторону Старого корпуса и здания музпеда.</text:p>
      <text:p text:style-name="P11"/>
      <text:p text:style-name="P11">Куратором второй группы была Нонна, тоже в очках, но моложе Пановой и без косметической штукатурки. </text:p>
      <text:p text:style-name="P11">Однажды на каком-то субботнике Вирич подослал меня к ней со стаканом белого вина, типа, не хотите ли ситра — жажду утолить? </text:p>
      <text:p text:style-name="P11">Она улыбнулась мне приятной улыбкой и — отказалась. </text:p>
      <text:p text:style-name="P11">Нонна всем приятно улыбалась, но никого не арканила.</text:p>
      <text:p text:style-name="P11"/>
      <text:p text:style-name="P11">Куратор третьей группы опять-таки носила очки, была блондинкой и полнейшей дурой. <text:span text:style-name="T13">Английским она владела в пределах упражнений учебника Гальперина для первого курса и неосознанно любила Сашу Брюнчугина — мальчика своей группы.</text:span></text:p>
      <text:p text:style-name="P2">К такому выводу меня <text:span text:style-name="T9">привела</text:span> её привычка на каждом общем собрании факультета склонять <text:soft-page-break/>его имя. </text:p>
      <text:p text:style-name="P2">Типа, <text:span text:style-name="T12">как </text:span>то<text:span text:style-name="T12">т</text:span> римск<text:span text:style-name="T12">ий</text:span> сенатор, с его неизменным призывом разрушить Карфаген.</text:p>
      <text:p text:style-name="P2">Местный мальчик из зажиточной семьи, никому не грубит, пару раз в месяц появляется на занятиях. Чего ещё надо?</text:p>
      <text:p text:style-name="P2">Она буквально всех заколебала своим гласом вопиющей в пустыне.</text:p>
      <text:p text:style-name="P2">На четвёртом уже курсе в большой четвёртой аудитории опять вышла к кафедре:</text:p>
      <text:p text:style-name="P2">- Полюбуйтесь! Брюнчугин даже на общее собрание не изволил явиться!</text:p>
      <text:p text:style-name="P2">И тут даже ветер снаружи не выдержал и с размаху захлопнул раскрытые по случаю наступившей весны рамы высоких окон. Чуть стёкла не вылетели. </text:p>
      <text:p text:style-name="P2">Она аж пригнулась и позабыла что там дальше идёт про Карфаг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00:17.104070973</meta:creation-date>
    <dc:date>2017-03-02T18:00:21.774250124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4" meta:word-count="965" meta:character-count="6217" meta:non-whitespace-character-count="5278"/>
    <meta:generator>LibreOffice/4.3.3.2$Linux_x86 LibreOffice_project/430m0$Build-2</meta:generator>
  </office:meta>
</office:document-meta>
</file>